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21784369-cfe1-4e53-981b-d6ab9011ac16">
              <text:p text:style-name="P8">
    <text:span text:style-name="T9">Ce – </text:span>
    <text:span text:style-name="T13">vdf</text:span>
    <text:span text:style-name="T9">:</text:span>
    <text:span text:style-name="T11"> </text:span>
    <text:span text:style-name="T14">August 2021</text:span>
    <text:span text:style-name="T5"> -</text:span>
    <text:span text:style-name="T4"> </text:span>
    <text:span text:style-name="T6">August 2021</text:span>
  </text:p>
              <text:p text:style-name="P3">epic</text:p>
              <text:p text:style-name="P3"/>
            </text:section>
            <text:section text:style-name="Sect1" text:name="26ef17a2-ca1c-48b3-9dbd-9f78ecdc9473">
              <text:p text:style-name="P8">
    <text:span text:style-name="T9"> – </text:span>
    <text:span text:style-name="T13"/>
    <text:span text:style-name="T9">:</text:span>
    <text:span text:style-name="T11"> </text:span>
    <text:span text:style-name="T14">Mai 2021</text:span>
    <text:span text:style-name="T5"> -</text:span>
    <text:span text:style-name="T4"> </text:span>
    <text:span text:style-name="T6">August 2021</text:span>
  </text:p>
              <text:p text:style-name="P3"/>
              <text:p text:style-name="P3"/>
            </text:section>
            <text:section text:style-name="Sect1" text:name="9504f62c-785d-4fab-bec3-1936dd58520b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b2bd799e-3ca4-4c9a-9a15-69cdb60e256a">
              <text:p text:style-name="P9">
    <text:span text:style-name="T10"> - </text:span>
    <text:span text:style-name="T12"/>
    <text:span text:style-name="T10">:</text:span>
    <text:span text:style-name="T3"> </text:span>
    <text:span text:style-name="T7">August 2021</text:span>
    <text:span text:style-name="T4"> - </text:span>
    <text:span text:style-name="T8">August 2021</text:span>
    <text:span text:style-name="T4"> </text:span>
  </text:p>
              <text:p text:style-name="P4"/>
              <text:p text:style-name="P4"/>
            </text:section>
            <text:section text:style-name="Sect2" text:name="ffadc1a6-a955-4474-80ff-f061fe76f66c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bb6173b8-c01d-434a-af9a-41093efe576a">
              <text:p text:style-name="P9">
    <text:span text:style-name="T10">BSC in Psychologie und Logik und Ethik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0f58d8c8-2531-4b2d-a60f-1b1696a41dcb">
              <text:p text:style-name="P6"><text:span text:style-name="T17">EDV: </text:span>Word, Excel, Photoshop, Linux, Outlook</text:p>
            </text:section>
            <text:section text:style-name="Sect2" text:name="ef1c5447-7d68-40d0-bbbd-0f2e3c8a2c48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section text:style-name="Sect2" text:name="0f74fdc3-98be-46ea-b639-b2a59633f7b8">
              <text:p text:style-name="P6"><text:span text:style-name="T17">Sprachen und Ethik: </text:span>Deutsch: Muttersprache
<text:line-break/>Französisch: Schriftlich &amp; Mündlich
<text:line-break/>Italienisch: Grundkenntnisse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